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7d1" officeooo:paragraph-rsid="000a97d1"/>
    </style:style>
    <style:style style:name="P2" style:family="paragraph" style:parent-style-name="Standard">
      <style:text-properties style:text-underline-style="solid" style:text-underline-width="auto" style:text-underline-color="font-color" officeooo:rsid="000a97d1" officeooo:paragraph-rsid="000a97d1"/>
    </style:style>
    <style:style style:name="P3" style:family="paragraph" style:parent-style-name="Standard">
      <style:text-properties style:text-underline-style="none" officeooo:rsid="000a97d1" officeooo:paragraph-rsid="000a97d1"/>
    </style:style>
    <style:style style:name="P4" style:family="paragraph" style:parent-style-name="Standard">
      <style:text-properties style:text-underline-style="none" officeooo:rsid="000b30dd" officeooo:paragraph-rsid="000b30dd"/>
    </style:style>
    <style:style style:name="P5" style:family="paragraph" style:parent-style-name="Standard">
      <style:text-properties officeooo:paragraph-rsid="000b30dd"/>
    </style:style>
    <style:style style:name="P6" style:family="paragraph" style:parent-style-name="Standard">
      <style:text-properties style:font-name="Liberation Serif" fo:font-size="12pt" officeooo:paragraph-rsid="000b30dd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b30dd" officeooo:paragraph-rsid="000b30dd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c9bda" officeooo:paragraph-rsid="000c9bda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deea3" officeooo:paragraph-rsid="000deea3" style:font-size-asian="12pt" style:font-size-complex="12pt"/>
    </style:style>
    <style:style style:name="P10" style:family="paragraph" style:parent-style-name="Standard">
      <style:text-properties officeooo:paragraph-rsid="000deea3"/>
    </style:style>
    <style:style style:name="P11" style:family="paragraph" style:parent-style-name="Standard">
      <style:text-properties officeooo:rsid="000f00b0" officeooo:paragraph-rsid="000f00b0"/>
    </style:style>
    <style:style style:name="P12" style:family="paragraph" style:parent-style-name="Standard">
      <style:text-properties officeooo:rsid="000fb081" officeooo:paragraph-rsid="000fb081"/>
    </style:style>
    <style:style style:name="P13" style:family="paragraph" style:parent-style-name="Standard">
      <style:text-properties officeooo:paragraph-rsid="000fb08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b30dd"/>
    </style:style>
    <style:style style:name="T3" style:family="text">
      <style:text-properties style:text-underline-style="none" officeooo:rsid="000deea3"/>
    </style:style>
    <style:style style:name="T4" style:family="text">
      <style:text-properties style:text-underline-style="none" officeooo:rsid="000fb081"/>
    </style:style>
    <style:style style:name="T5" style:family="text">
      <style:text-properties fo:color="#000000" fo:font-style="normal" style:text-underline-style="none" fo:font-weight="normal" style:font-style-asian="normal" style:font-weight-asian="normal"/>
    </style:style>
    <style:style style:name="T6" style:family="text">
      <style:text-properties fo:color="#000000" fo:font-style="normal" style:text-underline-style="none" fo:font-weight="normal" officeooo:rsid="000b30dd" style:font-style-asian="normal" style:font-weight-asian="normal"/>
    </style:style>
    <style:style style:name="T7" style:family="text">
      <style:text-properties fo:color="#000000" fo:font-style="normal" style:text-underline-style="none" fo:font-weight="normal" officeooo:rsid="000c9bda" style:font-style-asian="normal" style:font-weight-asian="normal"/>
    </style:style>
    <style:style style:name="T8" style:family="text">
      <style:text-properties fo:color="#000000" style:font-name="Liberation Serif" fo:font-size="12pt" fo:font-style="normal" style:text-underline-style="none" fo:font-weight="normal" officeooo:rsid="000deea3" style:font-size-asian="12pt" style:font-style-asian="normal" style:font-weight-asian="normal" style:font-size-complex="12pt"/>
    </style:style>
    <style:style style:name="T9" style:family="text">
      <style:text-properties fo:color="#000000" style:font-name="Liberation Serif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0" style:family="text">
      <style:text-properties officeooo:rsid="000fb0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mple submission Management.</text:p>
      <text:p text:style-name="P3"/>
      <text:p text:style-name="P4">Create a model sample.submission with fields Name of Sample, Customer (Partner), Date of Submission, Description, Price,Discount, Vat and Stage.</text:p>
      <text:p text:style-name="P4"/>
      <text:p text:style-name="P4">class SampleSubmission(models.Model):</text:p>
      <text:p text:style-name="P4"><text:s text:c="4"/>_name = 'sample.submission'</text:p>
      <text:p text:style-name="P4"><text:s text:c="4"/>_description = 'Sample Submission'</text:p>
      <text:p text:style-name="P4"><text:s text:c="4"/>name = fields.Char('Name', required=True)</text:p>
      <text:p text:style-name="P4"><text:s text:c="4"/>sequence = fields.Char('Sequence', readonly=True)</text:p>
      <text:p text:style-name="P4"><text:s text:c="4"/>customer_id = fields.Many2one('res.partner', string='Customer')</text:p>
      <text:p text:style-name="P4"><text:s text:c="4"/>submission_date = fields.Date('Date of Submission', default=fields.Date.context_today)</text:p>
      <text:p text:style-name="P4"><text:s text:c="4"/>description = fields.Text('Description')</text:p>
      <text:p text:style-name="P4"><text:s text:c="4"/>price = fields.Float('Price')</text:p>
      <text:p text:style-name="P4"><text:s text:c="4"/>stage = fields.Selection([</text:p>
      <text:p text:style-name="P4"><text:s text:c="8"/>('pending', 'Pending'),</text:p>
      <text:p text:style-name="P4"><text:s text:c="8"/>('doing', 'Doing'),</text:p>
      <text:p text:style-name="P4"><text:s text:c="8"/>('completed', 'Completed')</text:p>
      <text:p text:style-name="P4"><text:s text:c="4"/>], default='pending', string='Stage')</text:p>
      <text:p text:style-name="P4"/>
      <text:p text:style-name="P5"><text:span text:style-name="T2">Using </text:span><text:span text:style-name="T4">confirm</text:span><text:span text:style-name="T2"> method we can </text:span><text:span text:style-name="T4">confirm</text:span><text:span text:style-name="T2"> sample.</text:span></text:p>
      <text:p text:style-name="P5"><text:span text:style-name="T2">When creating sample generate a auto-generated Sample Sequence Number with SUBMIT.</text:span></text:p>
      <text:p text:style-name="P5"><text:span text:style-name="T2"/></text:p>
      <text:p text:style-name="P5"><text:span text:style-name="T2"><text:s/>&lt;record id="sample_submission_sequence" model="ir.sequence"&gt;</text:span></text:p>
      <text:p text:style-name="P5"><text:span text:style-name="T2"><text:s text:c="12"/>&lt;field name="name"&gt;Sample Submission Sequence&lt;/field&gt;</text:span></text:p>
      <text:p text:style-name="P5"><text:span text:style-name="T2"><text:s text:c="12"/>&lt;field name="code"&gt;sample.submission&lt;/field&gt;</text:span></text:p>
      <text:p text:style-name="P5"><text:span text:style-name="T2"><text:s text:c="12"/>&lt;field name="prefix"&gt;SUBMIT&lt;/field&gt;</text:span></text:p>
      <text:p text:style-name="P5"><text:span text:style-name="T2"><text:s text:c="12"/>&lt;field name="implementation"&gt;no_gap&lt;/field&gt;</text:span></text:p>
      <text:p text:style-name="P5"><text:span text:style-name="T2"><text:s text:c="12"/>&lt;field name="padding"&gt;4&lt;/field&gt;</text:span></text:p>
      <text:p text:style-name="P5"><text:span text:style-name="T2"><text:s text:c="12"/>&lt;field name="company_id" eval="False"/&gt;</text:span></text:p>
      <text:p text:style-name="P5"><text:span text:style-name="T2"><text:s text:c="8"/>&lt;/record&gt;</text:span></text:p>
      <text:p text:style-name="P5"><text:span text:style-name="T2"/></text:p>
      <text:p text:style-name="P5"><text:span text:style-name="T2">Customer is the many2one relation to res.partner.</text:span></text:p>
      <text:p text:style-name="P5"><text:span text:style-name="T2">When customer select its vat automatically load.</text:span></text:p>
      <text:p text:style-name="P5"><text:span text:style-name="T2"/></text:p>
      <text:p text:style-name="P5"><text:s/>@api.onchange('customer_id')</text:p>
      <text:p text:style-name="P5"><text:s text:c="4"/>def onchange_customer_id(self):</text:p>
      <text:p text:style-name="P5"><text:s text:c="8"/>for rec in self:</text:p>
      <text:p text:style-name="P5"><text:s text:c="12"/>rec.vat = rec.customer_id and rec.customer_id.vat or False</text:p>
      <text:p text:style-name="P5"><text:span text:style-name="T2"/></text:p>
      <text:p text:style-name="P4">Date of Submission is defautly todays date.When future date select a validation raise .</text:p>
      <text:p text:style-name="P4"/>
      <text:p text:style-name="P4"><text:s/>@api.constrains('submission_date')</text:p>
      <text:p text:style-name="P4"><text:s text:c="4"/>def _check_submission_date(self):</text:p>
      <text:p text:style-name="P4"><text:s text:c="8"/>for rec in self:</text:p>
      <text:p text:style-name="P4"><text:s text:c="12"/>if rec.submission_date:</text:p>
      <text:p text:style-name="P4"><text:s text:c="16"/>if rec.submission_date &gt; fields.Date.context_today(self):</text:p>
      <text:p text:style-name="P4"><text:s text:c="20"/>raise ValidationError(_('Sorry, Date cannot be a future date.'))</text:p>
      <text:p text:style-name="P4"/>
      <text:p text:style-name="P5"><text:span text:style-name="T2">Mainly the stages are Pending, Doing,Completed easily.</text:span></text:p>
      <text:p text:style-name="P6"><text:span text:style-name="T2">Using </text:span><text:span text:style-name="T5">Confirm</text:span><text:span text:style-name="T6">,Complete we can change the stages.</text:span></text:p>
      <text:p text:style-name="P6"><text:span text:style-name="T6"/></text:p>
      <text:p text:style-name="P7"><text:soft-page-break/><text:span text:style-name="T5">Using ‘</text:span><text:span text:style-name="T7">Add’</text:span><text:span text:style-name="T5"> button add materials. </text:span></text:p>
      <text:p text:style-name="P7"><text:span text:style-name="T5"/></text:p>
      <text:p text:style-name="P7"><text:s/>&lt;button name="%(sample_submission_mngmt.action_material_wizard_wiz)d"</text:p>
      <text:p text:style-name="P7"><text:s text:c="40"/>type="action"</text:p>
      <text:p text:style-name="P7"><text:s text:c="40"/>string="Add" class="btn-primary fa fa-plus"</text:p>
      <text:p text:style-name="P7"><text:s text:c="40"/>style="margin-left:10px; margin-bottom:5px;"/&gt;</text:p>
      <text:p text:style-name="P7"/>
      <text:p text:style-name="P8"><text:span text:style-name="T5">The materials add using a wizard . The wizard have product,quantity,remark fields.</text:span></text:p>
      <text:p text:style-name="P8"><text:span text:style-name="T5">Product is the many2one relation to product.product.</text:span></text:p>
      <text:p text:style-name="P8"><text:span text:style-name="T5">Quantity should be a positive value.</text:span></text:p>
      <text:p text:style-name="P8"><text:span text:style-name="T5"/></text:p>
      <text:p text:style-name="P8"><text:s/>if rec.quantity &lt;= 0:</text:p>
      <text:p text:style-name="P8"><text:s text:c="20"/>raise ValidationError(_('Quantity should be positive.'))</text:p>
      <text:p text:style-name="P8"/>
      <text:p text:style-name="P9"><text:span text:style-name="T5">When tha stages change ,its dates are store in history.</text:span></text:p>
      <text:p text:style-name="P9"><text:span text:style-name="T5"/></text:p>
      <text:p text:style-name="P9">&lt;page string="History"&gt;</text:p>
      <text:p text:style-name="P9"><text:s text:c="5"/>&lt;group&gt;</text:p>
      <text:p text:style-name="P9"><text:s text:c="9"/>&lt;field name="confirmed_date"/&gt;</text:p>
      <text:p text:style-name="P9"><text:s text:c="9"/>&lt;field name="complete_date"/&gt;</text:p>
      <text:p text:style-name="P9"><text:s text:c="5"/>&lt;/group&gt;</text:p>
      <text:p text:style-name="P9">&lt;/page&gt;</text:p>
      <text:p text:style-name="P9"/>
      <text:p text:style-name="P9"><text:span text:style-name="T5">In the complete stage we can generate invoice.</text:span></text:p>
      <text:p text:style-name="P10"><text:span text:style-name="T3">The security of models are defined in ir.model.access.csv and securitys are in security.xml.</text:span></text:p>
      <text:p text:style-name="P11"><text:span text:style-name="T3">T</text:span><text:span text:style-name="T1">he Materials are list in a tree view of models form view.</text:span></text:p>
      <text:p text:style-name="P11"><text:span text:style-name="T1"/></text:p>
      <text:p text:style-name="P11"><text:span text:style-name="T1">&lt;field name="material_line_ids" readonly="1"&gt;</text:span></text:p>
      <text:p text:style-name="P11"><text:span text:style-name="T1"><text:s text:c="36"/>&lt;tree create="0" delete="0"&gt;</text:span></text:p>
      <text:p text:style-name="P11"><text:span text:style-name="T1"><text:s text:c="40"/>&lt;field name="sl_no"/&gt;</text:span></text:p>
      <text:p text:style-name="P11"><text:span text:style-name="T1"><text:s text:c="40"/>&lt;field name="product_id"/&gt;</text:span></text:p>
      <text:p text:style-name="P11"><text:span text:style-name="T1"><text:s text:c="40"/>&lt;field name="quantity"/&gt;</text:span></text:p>
      <text:p text:style-name="P11"><text:span text:style-name="T1"><text:s text:c="40"/>&lt;field name="remarks"/&gt;</text:span></text:p>
      <text:p text:style-name="P11"><text:span text:style-name="T1"><text:s text:c="36"/>&lt;/tree&gt;</text:span></text:p>
      <text:p text:style-name="P11"><text:span text:style-name="T1"><text:s text:c="32"/>&lt;/field&gt;</text:span></text:p>
      <text:p text:style-name="P11"><text:span text:style-name="T1"/></text:p>
      <text:p text:style-name="P11"><text:span text:style-name="T1">We can also add each list line have its own custom form view.</text:span></text:p>
      <text:p text:style-name="P12"><text:span text:style-name="T1">By clicking </text:span><text:span text:style-name="T8">generate invoice </text:span><text:span text:style-name="T9">button create a record </text:span><text:span text:style-name="T8">under the invoicing module with sample-submission details like reference, amount, discount and vat. </text:span></text:p>
      <text:p text:style-name="P13"><text:span text:style-name="T2">I</text:span><text:span text:style-name="T4">n Sample submittion form shows it has been invoiced or not using invoiced boolean.</text:span></text:p>
      <text:p text:style-name="P12"><text:span text:style-name="T1">We can also add decorations to tree view of invocied records.</text:span></text:p>
      <text:p text:style-name="P12"><text:span text:style-name="T1">Generate pdf , xlsx reports for sample submittion.</text:span></text:p>
      <text:p text:style-name="P12"><text:span text:style-name="T1">Using magic button we can link sample submission to invoice and also from invoice to sample</text:span></text:p>
      <text:p text:style-name="P12"><text:span text:style-name="T1">submission.</text:span></text:p>
      <text:p text:style-name="P12"><text:span text:style-name="T1"/></text:p>
      <text:p text:style-name="P5"><text:span text:style-name="T2"/>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18:47:22.994760973</meta:creation-date>
    <dc:date>2024-06-30T20:10:08.574119485</dc:date>
    <meta:editing-duration>PT1M25S</meta:editing-duration>
    <meta:editing-cycles>1</meta:editing-cycles>
    <meta:document-statistic meta:table-count="0" meta:image-count="0" meta:object-count="0" meta:page-count="2" meta:paragraph-count="76" meta:word-count="381" meta:character-count="3958" meta:non-whitespace-character-count="2986"/>
    <meta:generator>LibreOffice/6.4.7.2$Linux_X86_64 LibreOffice_project/40$Build-2</meta:generator>
  </office:meta>
</office:document-meta>
</file>